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text-transform="lowercase" style:font-name="Ubuntu" officeooo:rsid="0018c24b" officeooo:paragraph-rsid="0018c24b" style:font-size-asian="10.5pt"/>
    </style:style>
    <style:style style:name="P2" style:family="paragraph" style:parent-style-name="Standard">
      <style:text-properties fo:text-transform="lowercase" style:font-name="Ubuntu" officeooo:rsid="00245030" officeooo:paragraph-rsid="00245030" style:font-size-asian="10.5pt"/>
    </style:style>
    <style:style style:name="P3" style:family="paragraph" style:parent-style-name="Standard">
      <style:text-properties fo:text-transform="lowercase" style:font-name="Ubuntu" fo:font-size="12pt" officeooo:rsid="00245030" officeooo:paragraph-rsid="00245030" style:font-size-asian="12pt" style:font-size-complex="12pt"/>
    </style:style>
    <style:style style:name="P4" style:family="paragraph" style:parent-style-name="Standard">
      <style:text-properties fo:text-transform="lowercase" fo:color="#0066cc" style:font-name="Ubuntu" fo:font-size="12pt" officeooo:rsid="0018c24b" officeooo:paragraph-rsid="0022f331" style:font-size-asian="12pt" style:font-size-complex="12pt"/>
    </style:style>
    <style:style style:name="P5" style:family="paragraph" style:parent-style-name="Standard">
      <style:text-properties fo:font-variant="normal" fo:text-transform="none" style:font-name="Ubuntu" officeooo:rsid="001b897a" officeooo:paragraph-rsid="001b897a" style:font-size-asian="10.5pt"/>
    </style:style>
    <style:style style:name="P6" style:family="paragraph" style:parent-style-name="Standard">
      <style:text-properties fo:font-variant="normal" fo:text-transform="none" style:font-name="Ubuntu" officeooo:rsid="001fac9e" officeooo:paragraph-rsid="0028be30" style:font-size-asian="10.5pt"/>
    </style:style>
    <style:style style:name="P7" style:family="paragraph" style:parent-style-name="Standard">
      <style:text-properties fo:font-variant="normal" fo:text-transform="none" style:font-name="Ubuntu" officeooo:rsid="005e8ed6" officeooo:paragraph-rsid="005e8ed6" style:font-size-asian="10.5pt"/>
    </style:style>
    <style:style style:name="P8" style:family="paragraph" style:parent-style-name="Standard">
      <style:text-properties fo:font-variant="normal" fo:text-transform="none" style:font-name="Ubuntu" officeooo:rsid="00601076" officeooo:paragraph-rsid="00601076" style:font-size-asian="10.5pt"/>
    </style:style>
    <style:style style:name="P9" style:family="paragraph" style:parent-style-name="Standard">
      <style:text-properties fo:font-variant="normal" fo:text-transform="none" style:font-name="Ubuntu" officeooo:rsid="0088d8d5" officeooo:paragraph-rsid="0089436d" style:font-size-asian="10.5pt"/>
    </style:style>
    <style:style style:name="P10" style:family="paragraph" style:parent-style-name="Standard">
      <style:text-properties fo:font-variant="normal" fo:text-transform="none" style:font-name="Ubuntu" fo:font-weight="bold" officeooo:rsid="00654c6f" officeooo:paragraph-rsid="00654c6f" style:font-size-asian="10.5pt" style:font-weight-asian="bold" style:font-weight-complex="bold"/>
    </style:style>
    <style:style style:name="P11" style:family="paragraph" style:parent-style-name="Standard">
      <style:text-properties fo:font-variant="normal" fo:text-transform="none" style:font-name="Ubuntu" fo:font-weight="bold" officeooo:rsid="0065be4a" officeooo:paragraph-rsid="0065be4a" style:font-size-asian="10.5pt" style:font-weight-asian="bold" style:font-weight-complex="bold"/>
    </style:style>
    <style:style style:name="P12" style:family="paragraph" style:parent-style-name="Standard">
      <style:text-properties fo:font-variant="normal" fo:text-transform="none" style:font-name="Ubuntu" fo:font-size="12pt" officeooo:rsid="001a0b5a" officeooo:paragraph-rsid="001a0b5a" style:font-size-asian="12pt" style:font-size-complex="12pt"/>
    </style:style>
    <style:style style:name="P13" style:family="paragraph" style:parent-style-name="Standard">
      <style:text-properties fo:font-variant="normal" fo:text-transform="none" style:font-name="Ubuntu" fo:font-size="12pt" officeooo:rsid="006d15ec" officeooo:paragraph-rsid="006d15ec" style:font-size-asian="12pt" style:font-size-complex="12pt"/>
    </style:style>
    <style:style style:name="P14" style:family="paragraph" style:parent-style-name="Standard">
      <style:text-properties fo:font-variant="normal" fo:text-transform="none" style:font-name="Ubuntu" fo:font-size="12pt" officeooo:rsid="001fac9e" officeooo:paragraph-rsid="001fac9e" style:font-size-asian="12pt" style:font-size-complex="12pt"/>
    </style:style>
    <style:style style:name="P15" style:family="paragraph" style:parent-style-name="Standard">
      <style:text-properties fo:font-variant="normal" fo:text-transform="none" style:font-name="Ubuntu" fo:font-size="12pt" officeooo:rsid="001fac9e" officeooo:paragraph-rsid="006a36f0" style:font-size-asian="12pt" style:font-size-complex="12pt"/>
    </style:style>
    <style:style style:name="P16" style:family="paragraph" style:parent-style-name="Standard">
      <style:text-properties fo:font-variant="normal" fo:text-transform="none" style:font-name="Ubuntu" fo:font-size="12pt" fo:font-weight="bold" officeooo:rsid="00756fb0" officeooo:paragraph-rsid="00756fb0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style:font-name="Ubuntu" fo:font-size="12pt" fo:font-weight="bold" officeooo:rsid="00756fb0" officeooo:paragraph-rsid="00770a3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3a3a3a" style:font-name="Ubuntu" fo:font-size="12pt" fo:letter-spacing="normal" fo:font-style="normal" fo:font-weight="normal" officeooo:rsid="006bde7f" officeooo:paragraph-rsid="006bde7f" style:font-size-asian="12pt" style:font-size-complex="12pt"/>
    </style:style>
    <style:style style:name="P19" style:family="paragraph" style:parent-style-name="Standard">
      <style:text-properties fo:font-variant="normal" fo:text-transform="none" fo:color="#0066cc" style:font-name="Ubuntu" fo:font-size="12pt" officeooo:rsid="006d15ec" officeooo:paragraph-rsid="006d15ec" style:font-size-asian="12pt" style:font-size-complex="12pt"/>
    </style:style>
    <style:style style:name="P20" style:family="paragraph" style:parent-style-name="Standard">
      <style:text-properties fo:font-variant="normal" fo:text-transform="none" fo:color="#0066cc" style:font-name="Ubuntu" fo:font-size="12pt" fo:letter-spacing="normal" fo:font-style="normal" fo:font-weight="normal" officeooo:rsid="001fac9e" officeooo:paragraph-rsid="006a36f0" style:font-size-asian="12pt" style:font-size-complex="12pt"/>
    </style:style>
    <style:style style:name="P21" style:family="paragraph" style:parent-style-name="Standard">
      <style:text-properties fo:font-variant="normal" fo:text-transform="none" fo:color="#0066cc" style:font-name="Ubuntu" fo:font-size="12pt" fo:letter-spacing="normal" fo:font-style="normal" fo:font-weight="normal" officeooo:rsid="006eee2a" officeooo:paragraph-rsid="006eee2a" style:font-size-asian="12pt" style:font-size-complex="12pt"/>
    </style:style>
    <style:style style:name="P22" style:family="paragraph" style:parent-style-name="Standard">
      <style:text-properties fo:font-variant="normal" fo:text-transform="none" style:use-window-font-color="true" style:font-name="Ubuntu" fo:font-size="12pt" fo:letter-spacing="normal" fo:font-style="normal" fo:font-weight="normal" officeooo:rsid="0072f0d2" officeooo:paragraph-rsid="0072f0d2" style:font-size-asian="12pt" style:font-size-complex="12pt"/>
    </style:style>
    <style:style style:name="P23" style:family="paragraph" style:parent-style-name="Standard">
      <style:text-properties fo:font-variant="normal" fo:text-transform="none" style:use-window-font-color="true" style:font-name="Ubuntu" fo:font-size="12pt" fo:letter-spacing="normal" fo:font-style="normal" fo:font-weight="normal" officeooo:rsid="0079d544" officeooo:paragraph-rsid="0079d544" style:font-size-asian="12pt"/>
    </style:style>
    <style:style style:name="P24" style:family="paragraph" style:parent-style-name="Standard">
      <style:text-properties fo:font-variant="normal" fo:text-transform="none" style:use-window-font-color="true" style:font-name="Ubuntu" fo:font-size="12pt" fo:letter-spacing="normal" fo:font-style="normal" fo:font-weight="normal" officeooo:rsid="00846d66" officeooo:paragraph-rsid="00846d66" style:font-size-asian="12pt"/>
    </style:style>
    <style:style style:name="P25" style:family="paragraph" style:parent-style-name="Standard">
      <style:text-properties fo:font-variant="normal" fo:text-transform="none" style:use-window-font-color="true" style:font-name="Ubuntu" fo:font-size="12pt" fo:letter-spacing="normal" fo:font-style="normal" fo:font-weight="normal" officeooo:rsid="00846d66" officeooo:paragraph-rsid="0084ef3b" style:font-size-asian="12pt"/>
    </style:style>
    <style:style style:name="P26" style:family="paragraph" style:parent-style-name="Standard">
      <style:text-properties fo:font-variant="normal" fo:text-transform="none" style:use-window-font-color="true" style:font-name="Ubuntu" fo:font-size="12pt" fo:letter-spacing="normal" fo:font-style="normal" fo:font-weight="normal" officeooo:rsid="00846d66" officeooo:paragraph-rsid="0086fa93" style:font-size-asian="12pt"/>
    </style:style>
    <style:style style:name="P27" style:family="paragraph" style:parent-style-name="Text_20_body">
      <style:text-properties style:font-name="Ubuntu" officeooo:rsid="0030f963" officeooo:paragraph-rsid="0030f963"/>
    </style:style>
    <style:style style:name="P28" style:family="paragraph" style:parent-style-name="Text_20_body">
      <style:text-properties style:font-name="Ubuntu" fo:font-style="normal" officeooo:rsid="00351088" officeooo:paragraph-rsid="00397682" style:font-style-asian="normal" style:font-style-complex="normal"/>
    </style:style>
    <style:style style:name="P29" style:family="paragraph" style:parent-style-name="Text_20_body">
      <style:text-properties style:font-name="Ubuntu" fo:font-style="normal" officeooo:rsid="003ce4f2" officeooo:paragraph-rsid="003ce4f2" style:font-style-asian="normal" style:font-style-complex="normal"/>
    </style:style>
    <style:style style:name="P30" style:family="paragraph" style:parent-style-name="Text_20_body">
      <style:text-properties style:font-name="Ubuntu" fo:font-style="normal" officeooo:rsid="00400dbb" officeooo:paragraph-rsid="00400dbb" style:font-style-asian="normal" style:font-style-complex="normal"/>
    </style:style>
    <style:style style:name="P31" style:family="paragraph" style:parent-style-name="Text_20_body">
      <style:text-properties style:font-name="Ubuntu" fo:font-style="normal" officeooo:rsid="0041c811" officeooo:paragraph-rsid="0041c811" style:font-style-asian="normal" style:font-style-complex="normal"/>
    </style:style>
    <style:style style:name="P32" style:family="paragraph" style:parent-style-name="Text_20_body">
      <style:text-properties style:font-name="Ubuntu" fo:font-style="normal" officeooo:rsid="004404a9" officeooo:paragraph-rsid="004404a9" style:font-style-asian="normal" style:font-style-complex="normal"/>
    </style:style>
    <style:style style:name="P33" style:family="paragraph" style:parent-style-name="Text_20_body">
      <style:text-properties style:font-name="Ubuntu" fo:font-style="normal" officeooo:rsid="004cd1d6" officeooo:paragraph-rsid="004cd1d6" style:font-style-asian="normal" style:font-style-complex="normal"/>
    </style:style>
    <style:style style:name="P34" style:family="paragraph" style:parent-style-name="Text_20_body">
      <style:text-properties style:font-name="Ubuntu" fo:font-style="normal" officeooo:rsid="004d9d10" officeooo:paragraph-rsid="004d9d10" style:font-style-asian="normal" style:font-style-complex="normal"/>
    </style:style>
    <style:style style:name="P35" style:family="paragraph" style:parent-style-name="Text_20_body">
      <style:text-properties style:font-name="Ubuntu" fo:font-style="normal" officeooo:rsid="004ea825" officeooo:paragraph-rsid="004ea825" style:font-style-asian="normal" style:font-style-complex="normal"/>
    </style:style>
    <style:style style:name="P36" style:family="paragraph" style:parent-style-name="Text_20_body">
      <style:text-properties style:font-name="Ubuntu" fo:font-style="normal" officeooo:rsid="00572cdd" officeooo:paragraph-rsid="00572cdd" style:font-style-asian="normal" style:font-style-complex="normal"/>
    </style:style>
    <style:style style:name="P37" style:family="paragraph" style:parent-style-name="Text_20_body">
      <style:text-properties style:font-name="Ubuntu" fo:font-style="normal" officeooo:rsid="0057ddbf" officeooo:paragraph-rsid="0057ddbf" style:font-style-asian="normal" style:font-style-complex="normal"/>
    </style:style>
    <style:style style:name="P38" style:family="paragraph" style:parent-style-name="Text_20_body">
      <style:text-properties style:font-name="Ubuntu" fo:font-style="normal" officeooo:rsid="005ac9a9" officeooo:paragraph-rsid="005ac9a9" style:font-style-asian="normal" style:font-style-complex="normal"/>
    </style:style>
    <style:style style:name="P39" style:family="paragraph" style:parent-style-name="Text_20_body">
      <style:text-properties style:font-name="Ubuntu" fo:font-style="normal" officeooo:rsid="007b4da8" officeooo:paragraph-rsid="007b4da8" style:font-style-asian="normal" style:font-style-complex="normal"/>
    </style:style>
    <style:style style:name="P40" style:family="paragraph" style:parent-style-name="Text_20_body">
      <style:text-properties style:font-name="Ubuntu" fo:font-style="normal" officeooo:rsid="007ce012" officeooo:paragraph-rsid="007ce012" style:font-style-asian="normal" style:font-style-complex="normal"/>
    </style:style>
    <style:style style:name="P41" style:family="paragraph" style:parent-style-name="Text_20_body">
      <style:text-properties style:font-name="Ubuntu" fo:font-style="normal" officeooo:rsid="007e96ea" officeooo:paragraph-rsid="007e96ea" style:font-style-asian="normal" style:font-style-complex="normal"/>
    </style:style>
    <style:style style:name="P42" style:family="paragraph" style:parent-style-name="Text_20_body">
      <style:text-properties style:font-name="Ubuntu" fo:font-style="normal" officeooo:rsid="0081ee3c" officeooo:paragraph-rsid="0081ee3c" style:font-style-asian="normal" style:font-style-complex="normal"/>
    </style:style>
    <style:style style:name="P43" style:family="paragraph" style:parent-style-name="Text_20_body">
      <style:text-properties style:font-name="Ubuntu" fo:font-style="normal" officeooo:rsid="008b9f29" officeooo:paragraph-rsid="008b9f29" style:font-style-asian="normal" style:font-style-complex="normal"/>
    </style:style>
    <style:style style:name="P44" style:family="paragraph" style:parent-style-name="Text_20_body">
      <style:text-properties style:font-name="Ubuntu" officeooo:rsid="004389f2" officeooo:paragraph-rsid="004389f2"/>
    </style:style>
    <style:style style:name="P45" style:family="paragraph" style:parent-style-name="Text_20_body">
      <style:text-properties style:font-name="Ubuntu" officeooo:rsid="004436cd" officeooo:paragraph-rsid="004436cd"/>
    </style:style>
    <style:style style:name="P46" style:family="paragraph" style:parent-style-name="Text_20_body">
      <style:text-properties style:font-name="Ubuntu" fo:font-style="italic" officeooo:rsid="00459946" officeooo:paragraph-rsid="00459946" style:font-style-asian="italic" style:font-style-complex="italic"/>
    </style:style>
    <style:style style:name="P47" style:family="paragraph" style:parent-style-name="Text_20_body">
      <style:text-properties fo:color="#0066cc" style:font-name="Ubuntu" fo:font-style="normal" officeooo:rsid="003b6ae0" officeooo:paragraph-rsid="003c1194" style:font-style-asian="normal" style:font-style-complex="normal"/>
    </style:style>
    <style:style style:name="P48" style:family="paragraph" style:parent-style-name="Text_20_body">
      <style:text-properties fo:color="#0066cc" style:font-name="Ubuntu" fo:font-style="normal" officeooo:rsid="003dfb2f" officeooo:paragraph-rsid="003dfb2f" style:font-style-asian="normal" style:font-style-complex="normal"/>
    </style:style>
    <style:style style:name="P49" style:family="paragraph" style:parent-style-name="Standard">
      <style:text-properties fo:font-variant="normal" fo:text-transform="none" style:use-window-font-color="true" style:font-name="Ubuntu" fo:font-size="12pt" fo:letter-spacing="normal" fo:font-style="normal" fo:font-weight="normal" officeooo:rsid="007836c7" officeooo:paragraph-rsid="007836c7" style:font-size-asian="12pt" style:font-size-complex="12pt"/>
    </style:style>
    <style:style style:name="P50" style:family="paragraph" style:parent-style-name="Standard">
      <style:text-properties fo:font-variant="normal" fo:text-transform="none" style:use-window-font-color="true" style:font-name="Ubuntu" fo:font-size="12pt" fo:letter-spacing="normal" fo:font-style="normal" fo:font-weight="normal" officeooo:rsid="0079d544" officeooo:paragraph-rsid="0079d544" style:font-size-asian="12pt" style:font-size-complex="12pt"/>
    </style:style>
    <style:style style:name="P51" style:family="paragraph" style:parent-style-name="Standard">
      <style:text-properties fo:text-transform="lowercase" style:font-name="Ubuntu" officeooo:rsid="0018c24b" officeooo:paragraph-rsid="0018c24b" style:font-size-asian="10.5pt"/>
    </style:style>
    <style:style style:name="P52" style:family="paragraph" style:parent-style-name="Standard">
      <style:paragraph-properties fo:break-before="page"/>
      <style:text-properties fo:text-transform="lowercase" style:font-name="Ubuntu" officeooo:rsid="0018c24b" officeooo:paragraph-rsid="0018c24b" style:font-size-asian="10.5pt"/>
    </style:style>
    <style:style style:name="P53" style:family="paragraph" style:parent-style-name="Heading_20_2">
      <style:text-properties officeooo:rsid="002d4e0a" officeooo:paragraph-rsid="002d4e0a"/>
    </style:style>
    <style:style style:name="P54" style:family="paragraph" style:parent-style-name="Heading_20_2">
      <style:text-properties officeooo:rsid="002fcc42" officeooo:paragraph-rsid="002fcc42"/>
    </style:style>
    <style:style style:name="T1" style:family="text">
      <style:text-properties officeooo:rsid="0019e083"/>
    </style:style>
    <style:style style:name="T2" style:family="text">
      <style:text-properties officeooo:rsid="001c19dc"/>
    </style:style>
    <style:style style:name="T3" style:family="text">
      <style:text-properties officeooo:rsid="001fbda7"/>
    </style:style>
    <style:style style:name="T4" style:family="text">
      <style:text-properties officeooo:rsid="0026091f"/>
    </style:style>
    <style:style style:name="T5" style:family="text">
      <style:text-properties officeooo:rsid="0028be3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4929b" style:font-style-asian="italic" style:font-style-complex="italic"/>
    </style:style>
    <style:style style:name="T8" style:family="text">
      <style:text-properties fo:font-style="italic" officeooo:rsid="0036408c" style:font-style-asian="italic" style:font-style-complex="italic"/>
    </style:style>
    <style:style style:name="T9" style:family="text">
      <style:text-properties fo:font-style="italic" officeooo:rsid="0046cdb8" style:font-style-asian="italic" style:font-style-complex="italic"/>
    </style:style>
    <style:style style:name="T10" style:family="text">
      <style:text-properties fo:font-style="italic" officeooo:rsid="00508539" style:font-style-asian="italic" style:font-style-complex="italic"/>
    </style:style>
    <style:style style:name="T11" style:family="text">
      <style:text-properties fo:font-style="italic" officeooo:rsid="005caa21" style:font-style-asian="italic" style:font-style-complex="italic"/>
    </style:style>
    <style:style style:name="T12" style:family="text">
      <style:text-properties fo:font-style="italic" officeooo:rsid="005dbc14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18bae" style:font-style-asian="normal" style:font-style-complex="normal"/>
    </style:style>
    <style:style style:name="T15" style:family="text">
      <style:text-properties fo:font-style="normal" officeooo:rsid="0034929b" style:font-style-asian="normal" style:font-style-complex="normal"/>
    </style:style>
    <style:style style:name="T16" style:family="text">
      <style:text-properties fo:font-style="normal" officeooo:rsid="00351088" style:font-style-asian="normal" style:font-style-complex="normal"/>
    </style:style>
    <style:style style:name="T17" style:family="text">
      <style:text-properties fo:font-style="normal" officeooo:rsid="00383af9" style:font-style-asian="normal" style:font-style-complex="normal"/>
    </style:style>
    <style:style style:name="T18" style:family="text">
      <style:text-properties officeooo:rsid="0036408c"/>
    </style:style>
    <style:style style:name="T19" style:family="text">
      <style:text-properties officeooo:rsid="0044bc28"/>
    </style:style>
    <style:style style:name="T20" style:family="text">
      <style:text-properties officeooo:rsid="0046cdb8"/>
    </style:style>
    <style:style style:name="T21" style:family="text">
      <style:text-properties fo:text-transform="lowercase" officeooo:rsid="0046cdb8"/>
    </style:style>
    <style:style style:name="T22" style:family="text">
      <style:text-properties officeooo:rsid="004ddc54"/>
    </style:style>
    <style:style style:name="T23" style:family="text">
      <style:text-properties officeooo:rsid="00508539"/>
    </style:style>
    <style:style style:name="T24" style:family="text">
      <style:text-properties officeooo:rsid="00563230"/>
    </style:style>
    <style:style style:name="T25" style:family="text">
      <style:text-properties officeooo:rsid="0056d21d"/>
    </style:style>
    <style:style style:name="T26" style:family="text">
      <style:text-properties officeooo:rsid="0059dc8c"/>
    </style:style>
    <style:style style:name="T27" style:family="text">
      <style:text-properties officeooo:rsid="005caa21"/>
    </style:style>
    <style:style style:name="T28" style:family="text">
      <style:text-properties officeooo:rsid="005dbc14"/>
    </style:style>
    <style:style style:name="T29" style:family="text">
      <style:text-properties officeooo:rsid="00608526"/>
    </style:style>
    <style:style style:name="T30" style:family="text">
      <style:text-properties officeooo:rsid="006a36f0"/>
    </style:style>
    <style:style style:name="T31" style:family="text">
      <style:text-properties officeooo:rsid="006eee2a"/>
    </style:style>
    <style:style style:name="T32" style:family="text">
      <style:text-properties fo:color="#0066cc"/>
    </style:style>
    <style:style style:name="T33" style:family="text">
      <style:text-properties fo:color="#0066cc" officeooo:rsid="001c19dc"/>
    </style:style>
    <style:style style:name="T34" style:family="text">
      <style:text-properties officeooo:rsid="0072f0d2"/>
    </style:style>
    <style:style style:name="T35" style:family="text">
      <style:text-properties officeooo:rsid="00770a3d"/>
    </style:style>
    <style:style style:name="T36" style:family="text">
      <style:text-properties officeooo:rsid="007836c7"/>
    </style:style>
    <style:style style:name="T37" style:family="text">
      <style:text-properties style:font-size-complex="12pt"/>
    </style:style>
    <style:style style:name="T38" style:family="text">
      <style:text-properties officeooo:rsid="0083e325" style:font-size-complex="12pt"/>
    </style:style>
    <style:style style:name="T39" style:family="text">
      <style:text-properties officeooo:rsid="00846d66" style:font-size-complex="12pt"/>
    </style:style>
    <style:style style:name="T40" style:family="text">
      <style:text-properties officeooo:rsid="00849b45" style:font-size-complex="12pt"/>
    </style:style>
    <style:style style:name="T41" style:family="text">
      <style:text-properties officeooo:rsid="0084ef3b" style:font-size-complex="12pt"/>
    </style:style>
    <style:style style:name="T42" style:family="text">
      <style:text-properties officeooo:rsid="0086fa93" style:font-size-complex="12pt"/>
    </style:style>
    <style:style style:name="T43" style:family="text">
      <style:text-properties fo:color="#ff6600" fo:font-style="italic" fo:font-weight="bold" style:font-style-asian="italic" style:font-weight-asian="bold" style:font-size-complex="12pt" style:font-style-complex="italic" style:font-weight-complex="bold"/>
    </style:style>
    <style:style style:name="T44" style:family="text">
      <style:text-properties officeooo:rsid="008943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2">Instalación</text:h>
      <text:p text:style-name="P5"/>
      <text:p text:style-name="P5">El proyecto ha sido desarrollado en Linux por lo que la instalación deberá hacerse a través de ese sistema operativo.</text:p>
      <text:p text:style-name="P5"/>
      <text:p text:style-name="P12">1. Abrimos la terminal.</text:p>
      <text:p text:style-name="P12">2. <text:span text:style-name="T2">Nos situamos sobre el directorio del proyecto em_web mediante </text:span><text:span text:style-name="T33">cd</text:span><text:span text:style-name="T2">.</text:span></text:p>
      <text:p text:style-name="P12"/>
      <text:p text:style-name="P16">Instalación de la aplicación</text:p>
      <text:p text:style-name="P13">3. Se ha de instalar el gestor de paquetes NPM:</text:p>
      <text:p text:style-name="P19">sudo apt-get install npm</text:p>
      <text:p text:style-name="P14">3. <text:span text:style-name="T3">Ejecutamos los siguientes comandos:</text:span></text:p>
      <text:p text:style-name="P4"><text:span text:style-name="T1">Sudo </text:span>Npm install</text:p>
      <text:p text:style-name="P3"><text:span text:style-name="T32">npm install</text:span> instalará todas las dependencias de nuestra aplicación <text:span text:style-name="T4">que se encuentran en la carpeta local node_modules, y que están listadas como dependencias en el archivo package.json.</text:span></text:p>
      <text:p text:style-name="P3"/>
      <text:p text:style-name="P17">Inst<text:span text:style-name="T35">alación del gestor de bases de datos</text:span></text:p>
      <text:p text:style-name="P15"><text:span text:style-name="T34">5</text:span>. <text:span text:style-name="T30">Se ha de instalar MongoDB con:</text:span></text:p>
      <text:p text:style-name="P20">sudo apt-get install -y mongodb-org</text:p>
      <text:p text:style-name="P18"><text:span text:style-name="T34">5</text:span>. <text:span text:style-name="T31">Con el siguiente comando podemos correr MongoDB:</text:span></text:p>
      <text:p text:style-name="P21">mongo</text:p>
      <text:p text:style-name="P22">6. <text:span text:style-name="T36">Se crea la base de datos de Emozio con:</text:span></text:p>
      <text:p text:style-name="P49">use emozio</text:p>
      <text:p text:style-name="P50">Una vez creada esta base de datos, podemos acceder a ella con el mismo comando.</text:p>
      <text:p text:style-name="P23"><text:span text:style-name="T37">7. </text:span><text:span text:style-name="T38">Para poder cargar los datos en la base de datos debemos </text:span><text:span text:style-name="T39">ejecutar:</text:span></text:p>
      <text:p text:style-name="P24"><text:span text:style-name="T37">mongoimport –dab </text:span><text:span text:style-name="T40">emozio</text:span><text:span text:style-name="T37"> –collection </text:span><text:span text:style-name="T41">pacientes</text:span><text:span text:style-name="T37"> –type json –file </text:span><text:span text:style-name="T43">server/sports/seed.json</text:span><text:span text:style-name="T37"> –jsonArray –drop</text:span></text:p>
      <text:p text:style-name="P26"><text:span text:style-name="T37">mongoimport –dab </text:span><text:span text:style-name="T40">emozio</text:span><text:span text:style-name="T37"> –collection </text:span><text:span text:style-name="T41">p</text:span><text:span text:style-name="T42">atologias</text:span><text:span text:style-name="T37"> –type json –file </text:span><text:span text:style-name="T43">server/sports/seed.json</text:span><text:span text:style-name="T37"> –jsonArray --drop</text:span></text:p>
      <text:p text:style-name="P25"><text:span text:style-name="T37">mongoimport –dab </text:span><text:span text:style-name="T40">emozio</text:span><text:span text:style-name="T37"> –collection </text:span><text:span text:style-name="T41">psicologos</text:span><text:span text:style-name="T37"> –type json –file </text:span><text:span text:style-name="T43">server/sports/seed.json</text:span><text:span text:style-name="T37"> –jsonArray –drop</text:span></text:p>
      <text:p text:style-name="P26"><text:span text:style-name="T37">mongoimport –dab </text:span><text:span text:style-name="T40">emozio</text:span><text:span text:style-name="T37"> –collection </text:span><text:span text:style-name="T42">mensajes</text:span><text:span text:style-name="T37"> –type json –file </text:span><text:span text:style-name="T43">server/sports/seed.json</text:span><text:span text:style-name="T37"> –jsonArray --drop</text:span></text:p>
      <text:p text:style-name="P2"/>
      <text:p text:style-name="P10">Modificación del proyecto</text:p>
      <text:p text:style-name="P6">Para <text:span text:style-name="T5">modificar el proyecto, se tendrá que abrir con un editor de texto.</text:span></text:p>
      <text:p text:style-name="P9">Si se desea utilizar el gestor de bases de datos Robomongo se deberá descargar a través de su página web: <text:a xlink:type="simple" xlink:href="https://robomongo.org/download"><text:span text:style-name="T44">https://robomongo.org/download</text:span></text:a><text:span text:style-name="T44"> </text:span></text:p>
      <text:p text:style-name="P6"/>
      <text:p text:style-name="P11">Correr la aplicación</text:p>
      <text:p text:style-name="P7">- Para correr la aplicación, se deberá ejecutar el comando:</text:p>
      <text:p text:style-name="P8">npm start</text:p>
      <text:p text:style-name="P8">- <text:span text:style-name="T29">Como nuestro servidor se encuentra escuchando el puerto 8000, para poder visualizar la aplicación en el navegador, se tendrá que indicar la dirección localhost:8000.</text:span></text:p>
      <text:p text:style-name="P1"/>
      <text:p text:style-name="P1"/>
      <text:p text:style-name="P52"/>
      <text:h text:style-name="P54" text:outline-level="2">Implementación</text:h>
      <text:p text:style-name="P44">Incremento 1: Puesta a punto de la aplicación.</text:p>
      <text:p text:style-name="P45"><text:span text:style-name="T24">1 </text:span>- Angular -</text:p>
      <text:p text:style-name="P27">Todos los archivos Angular utilizados deben importarse en la<text:span text:style-name="T6"> root view</text:span><text:span text:style-name="T13"> </text:span><text:span text:style-name="T16">(</text:span><text:span text:style-name="T17">app/views/</text:span><text:span text:style-name="T16">index.html en nuestro proyecto)</text:span><text:span text:style-name="T13">: </text:span><text:span text:style-name="T14">Librerías JavaScript, app.js, route.js, </text:span><text:span text:style-name="T7">controllers</text:span><text:span text:style-name="T15"> y </text:span><text:span text:style-name="T7">factories.</text:span></text:p>
      <text:p text:style-name="P28">Para indicar a la aplicación que se trata de una aplicación Angular se debe especificar en la etiqueta &lt;html&gt; de la <text:span text:style-name="T6">root </text:span><text:span text:style-name="T8">view</text:span><text:span text:style-name="T18"> (app/views/</text:span>index.html<text:span text:style-name="T18">) de la siguiente forma:</text:span></text:p>
      <text:p text:style-name="P47">&lt;html ng-app="Emozio"&gt; &lt;/html&gt;</text:p>
      <text:p text:style-name="P29">Se define el módulo principal de la aplicación en el archivo app/assets/javascript/app.js:</text:p>
      <text:p text:style-name="P48">angular.module('Emozio', ['ngRoute', 'ngResource']);</text:p>
      <text:p text:style-name="P30">Entre corchetes se encuentran las dependencias que tiene nuestro módulo Emozio:</text:p>
      <text:p text:style-name="P31">ngRoute: </text:p>
      <text:p text:style-name="P32">ngResource:</text:p>
      <text:p text:style-name="P32"><text:span text:style-name="T25">2 </text:span>- <text:span text:style-name="T19">Express -</text:span></text:p>
      <text:p text:style-name="P46">App invoca la express() function.</text:p>
      <text:p text:style-name="P33">En el archivo server/expressConfig.js: <text:span text:style-name="T21">App.use() </text:span><text:span text:style-name="T20">Permite utilizar un </text:span><text:span text:style-name="T9">middleware</text:span><text:span text:style-name="T20">. Con express.static se especifican los directorios donde se encuentran los archivos que Express va a leer.</text:span></text:p>
      <text:p text:style-name="P34"><text:span text:style-name="T22">a</text:span>pp.listen<text:span text:style-name="T22">()</text:span></text:p>
      <text:p text:style-name="P35">server/routes</text:p>
      <text:p text:style-name="P35">Son archivos que sirven como <text:span text:style-name="T10">endpoint </text:span><text:span text:style-name="T23">(</text:span>punto medio<text:span text:style-name="T23">)</text:span> entre la parte cliente y servidor, <text:span text:style-name="T23">de esta forma durante la implementación, logramos mantener la parte del </text:span><text:span text:style-name="T10">frontend</text:span><text:span text:style-name="T23"> independiente del </text:span><text:span text:style-name="T10">backend</text:span><text:span text:style-name="T23"> haciéndola funcional.</text:span></text:p>
      <text:p text:style-name="P36">3 – Angular -</text:p>
      <text:p text:style-name="P37">$http es una llamada <text:span text:style-name="T26">donde se especifica el método de “envío (?)”, la URL y los datos transmitidos.</text:span></text:p>
      <text:p text:style-name="P38">Por ejemplo, $http.get('url').then();</text:p>
      <text:p text:style-name="P38">La función $http.get() devuelve una <text:span text:style-name="T6">promise</text:span>, <text:span text:style-name="T27">por ello se llama al método </text:span><text:span text:style-name="T11">then</text:span><text:span text:style-name="T27"> <text:s/>tras su llamada que tiene como argumento un </text:span><text:span text:style-name="T11">callback </text:span><text:span text:style-name="T28">que recoge esa </text:span><text:span text:style-name="T12">promise</text:span><text:span text:style-name="T28">.</text:span></text:p>
      <text:p text:style-name="P39">4 – MongoDB -</text:p>
      <text:p text:style-name="P39">Se instala el gestor de bases de datos y se crean las colecciones y documentos necesarios.</text:p>
      <text:p text:style-name="P43"><text:soft-page-break/>Cómo funcionan los schemas en Mongoose.</text:p>
      <text:p text:style-name="P40">5 – Angular -</text:p>
      <text:p text:style-name="P41">&lt;div ui-view&gt;&lt;/div&gt; indica al router dónde debe mostrar las <text:span text:style-name="T6">templates</text:span>.</text:p>
      <text:p text:style-name="P42">ng-repeat directive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40:12.191162551</meta:creation-date>
    <meta:generator>LibreOffice/4.2.8.2$Linux_X86_64 LibreOffice_project/420m0$Build-2</meta:generator>
    <dc:date>2018-01-28T21:52:44.498053810</dc:date>
    <meta:editing-duration>PT1H43M25S</meta:editing-duration>
    <meta:editing-cycles>115</meta:editing-cycles>
    <meta:document-statistic meta:table-count="0" meta:image-count="0" meta:object-count="0" meta:page-count="3" meta:paragraph-count="57" meta:word-count="531" meta:character-count="3537" meta:non-whitespace-character-count="3059"/>
  </office:meta>
</office:document-meta>
</file>